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dotte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thin dotted #000000" fo:border-left="none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dotted #000000" fo:border-bottom="2pt solid #000000" fo:border-left="none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5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dotte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-top="thin dotted #000000" fo:border-bottom="thin solid #000000" fo:border-left="2pt solid #000000" fo:border-right="thin dotte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5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thin soli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3"/>
          <table:table-cell office:value-type="string" table:style-name="ce4">
            <text:p>coeficiente Betha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style-name="ce5"/>
          <table:table-cell table:number-columns-repeated="16378" table:style-name="ce1"/>
        </table:table-row>
        <table:table-row table:style-name="ro3">
          <table:table-cell table:style-name="ce6"/>
          <table:table-cell table:style-name="ce7"/>
          <table:table-cell office:value-type="string" table:style-name="ce8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10">
            <text:p>Coeficiente de Bessel teorico</text:p>
          </table:table-cell>
          <table:table-cell table:number-columns-repeated="1008" table:style-name="ce11"/>
          <table:table-cell table:number-columns-repeated="15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2">
            <text:p>J0(B)</text:p>
          </table:table-cell>
          <table:table-cell office:value-type="float" office:value="-49.36" table:style-name="ce13">
            <text:p>-49,36</text:p>
          </table:table-cell>
          <table:table-cell office:value-type="float" office:value="1.1587773561551243E-5" table:formula="of:=POWER(10;[.C4]/10)" table:style-name="ce14">
            <text:p>1,16E-05</text:p>
          </table:table-cell>
          <table:table-cell office:value-type="float" office:value="0.16987036733191943" table:formula="of:=SQRT([.D4]/[.$D$14])" table:style-name="ce15">
            <text:p>1,70E-01</text:p>
          </table:table-cell>
          <table:table-cell office:value-type="float" office:value="-0.17759677411234329" table:formula="of:=BESSELJ([.D$2];[.A4])" table:style-name="ce16">
            <text:p>-0,177596774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7">
            <text:p>J1(B)</text:p>
          </table:table-cell>
          <table:table-cell office:value-type="float" office:value="-43.75" table:style-name="ce18">
            <text:p>-43,75</text:p>
          </table:table-cell>
          <table:table-cell office:value-type="float" office:value="4.2169650342858188E-5" table:formula="of:=POWER(10;[.C5]/10)" table:style-name="ce19">
            <text:p>4,22E-05</text:p>
          </table:table-cell>
          <table:table-cell office:value-type="float" office:value="0.32405417857703167" table:formula="of:=SQRT([.D5]/[.$D$14])" table:style-name="ce20">
            <text:p>3,24E-01</text:p>
          </table:table-cell>
          <table:table-cell office:value-type="float" office:value="-0.32757913856636323" table:formula="of:=BESSELJ([.D$2];[.A5])" table:style-name="ce21">
            <text:p>-0,327579139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7">
            <text:p>j2(B)</text:p>
          </table:table-cell>
          <table:table-cell office:value-type="float" office:value="-60.25" table:style-name="ce18">
            <text:p>-60,25</text:p>
          </table:table-cell>
          <table:table-cell office:value-type="float" office:value="9.4406087628592079E-7" table:formula="of:=POWER(10;[.C6]/10)" table:style-name="ce19">
            <text:p>9,44E-07</text:p>
          </table:table-cell>
          <table:table-cell office:value-type="float" office:value="4.8486141649334721E-2" table:formula="of:=SQRT([.D6]/[.$D$14])" table:style-name="ce20">
            <text:p>4,85E-02</text:p>
          </table:table-cell>
          <table:table-cell office:value-type="float" office:value="4.656511868579799E-2" table:formula="of:=BESSELJ([.D$2];[.A6])" table:style-name="ce21">
            <text:p>0,046565119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7">
            <text:p>j3(B)</text:p>
          </table:table-cell>
          <table:table-cell office:value-type="float" office:value="-42.86" table:style-name="ce18">
            <text:p>-42,86</text:p>
          </table:table-cell>
          <table:table-cell office:value-type="float" office:value="5.1760683195056727E-5" table:formula="of:=POWER(10;[.C7]/10)" table:style-name="ce19">
            <text:p>5,18E-05</text:p>
          </table:table-cell>
          <table:table-cell office:value-type="float" office:value="0.35901915954903701" table:formula="of:=SQRT([.D7]/[.$D$14])" table:style-name="ce20">
            <text:p>3,59E-01</text:p>
          </table:table-cell>
          <table:table-cell office:value-type="float" office:value="0.36483123351500163" table:formula="of:=BESSELJ([.D$2];[.A7])" table:style-name="ce21">
            <text:p>0,364831234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7">
            <text:p>j4(B)</text:p>
          </table:table-cell>
          <table:table-cell office:value-type="float" office:value="-41.98" table:style-name="ce18">
            <text:p>-41,98</text:p>
          </table:table-cell>
          <table:table-cell office:value-type="float" office:value="6.3386971125692739E-5" table:formula="of:=POWER(10;[.C8]/10)" table:style-name="ce19">
            <text:p>6,34E-05</text:p>
          </table:table-cell>
          <table:table-cell office:value-type="float" office:value="0.39729914086063711" table:formula="of:=SQRT([.D8]/[.$D$14])" table:style-name="ce20">
            <text:p>3,97E-01</text:p>
          </table:table-cell>
          <table:table-cell office:value-type="float" office:value="0.39123236153220403" table:formula="of:=BESSELJ([.D$2];[.A8])" table:style-name="ce21">
            <text:p>0,391232362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7">
            <text:p>j5(B)</text:p>
          </table:table-cell>
          <table:table-cell office:value-type="float" office:value="-45.48" table:style-name="ce18">
            <text:p>-45,48</text:p>
          </table:table-cell>
          <table:table-cell office:value-type="float" office:value="2.8313919957993754E-5" table:formula="of:=POWER(10;[.C9]/10)" table:style-name="ce19">
            <text:p>2,83E-05</text:p>
          </table:table-cell>
          <table:table-cell office:value-type="float" office:value="0.26553246424944277" table:formula="of:=SQRT([.D9]/[.$D$14])" table:style-name="ce20">
            <text:p>2,66E-01</text:p>
          </table:table-cell>
          <table:table-cell office:value-type="float" office:value="0.26114054698721451" table:formula="of:=BESSELJ([.D$2];[.A9])" table:style-name="ce21">
            <text:p>0,261140547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7">
            <text:p>j6(B)</text:p>
          </table:table-cell>
          <table:table-cell office:value-type="float" office:value="-51.5" table:style-name="ce18">
            <text:p>-51,5</text:p>
          </table:table-cell>
          <table:table-cell office:value-type="float" office:value="7.0794578438413623E-6" table:formula="of:=POWER(10;[.C10]/10)" table:style-name="ce19">
            <text:p>7,08E-06</text:p>
          </table:table-cell>
          <table:table-cell office:value-type="float" office:value="0.13277540228226123" table:formula="of:=SQRT([.D10]/[.$D$14])" table:style-name="ce20">
            <text:p>1,33E-01</text:p>
          </table:table-cell>
          <table:table-cell office:value-type="float" office:value="0.1310487317890571" table:formula="of:=BESSELJ([.D$2];[.A10])" table:style-name="ce21">
            <text:p>0,13104873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7">
            <text:p>j7(B)</text:p>
          </table:table-cell>
          <table:table-cell office:value-type="float" office:value="-59.3" table:style-name="ce18">
            <text:p>-59,3</text:p>
          </table:table-cell>
          <table:table-cell office:value-type="float" office:value="1.1748975549395291E-6" table:formula="of:=POWER(10;[.C11]/10)" table:style-name="ce19">
            <text:p>1,17E-06</text:p>
          </table:table-cell>
          <table:table-cell office:value-type="float" office:value="5.4090080267300458E-2" table:formula="of:=SQRT([.D11]/[.$D$14])" table:style-name="ce20">
            <text:p>5,41E-02</text:p>
          </table:table-cell>
          <table:table-cell office:value-type="float" office:value="5.3376410155932238E-2" table:formula="of:=BESSELJ([.D$2];[.A11])" table:style-name="ce21">
            <text:p>0,05337641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7">
            <text:p>j8(B)</text:p>
          </table:table-cell>
          <table:table-cell office:value-type="float" office:value="-68.37" table:style-name="ce18">
            <text:p>-68,37</text:p>
          </table:table-cell>
          <table:table-cell office:value-type="float" office:value="1.4554590805819607E-7" table:formula="of:=POWER(10;[.C12]/10)" table:style-name="ce19">
            <text:p>1,46E-07</text:p>
          </table:table-cell>
          <table:table-cell office:value-type="float" office:value="1.9037837955678871E-2" table:formula="of:=SQRT([.D12]/[.$D$14])" table:style-name="ce20">
            <text:p>1,90E-02</text:p>
          </table:table-cell>
          <table:table-cell office:value-type="float" office:value="1.8405216654802155E-2" table:formula="of:=BESSELJ([.D$2];[.A12])" table:style-name="ce21">
            <text:p>0,018405217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2">
            <text:p>j9(B)</text:p>
          </table:table-cell>
          <table:table-cell office:value-type="float" office:value="-77.56" table:style-name="ce23">
            <text:p>-77,56</text:p>
          </table:table-cell>
          <table:table-cell office:value-type="float" office:value="1.753880501841759E-8" table:formula="of:=POWER(10;[.C13]/10)" table:style-name="ce24">
            <text:p>1,75E-08</text:p>
          </table:table-cell>
          <table:table-cell office:value-type="float" office:value="6.6087241688878307E-3" table:formula="of:=SQRT([.D13]/[.$D$14])" table:style-name="ce25">
            <text:p>6,61E-03</text:p>
          </table:table-cell>
          <table:table-cell office:value-type="float" office:value="5.5202831394756827E-3" table:formula="of:=BESSELJ([.D$2];[.A13])" table:style-name="ce26">
            <text:p>0,005520283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27">
            <text:p>Potencia total</text:p>
          </table:table-cell>
          <table:table-cell office:value-type="float" office:value="4.0157322478104091E-4" table:formula="of:=+[.D4]+2*SUM([.D5:.D13])" table:style-name="ce27">
            <text:p>0,000401573</text:p>
          </table:table-cell>
          <table:table-cell office:value-type="string" table:style-name="ce27">
            <text:p>mW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number-columns-spanned="5" table:number-rows-spanned="16" table:style-name="ce28">
            <text:p>Inserte la imagen captada en el analizador de espectro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15"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number-rows-repeated="964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DIER CORREA</meta:initial-creator>
    <dc:creator>Personal</dc:creator>
    <meta:creation-date>2025-05-05T17:19:30Z</meta:creation-date>
    <dc:date>2025-05-05T17:27:06Z</dc:date>
    <meta:editing-cycles>1</meta:editing-cycles>
    <meta:editing-duration>PT531S</meta:editing-duration>
  </office:meta>
</office:document-meta>
</file>